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Verdana, Geneva, sans-serif" svg:font-family="Verdana, Geneva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Textbody" style:family="paragraph">
      <style:text-properties style:font-name="Verdana, Geneva, sans-serif" fo:color="#444444" fo:font-size="9.5pt" style:font-size-asian="9.5pt"/>
    </style:style>
    <style:style style:name="P3" style:parent-style-name="Textbody" style:family="paragraph">
      <style:paragraph-properties fo:margin-bottom="0.1041in" style:line-height-at-least="0.1875in"/>
      <style:text-properties style:font-name="Verdana, Geneva, sans-serif" fo:color="#444444" fo:font-size="9.5pt" style:font-size-asian="9.5pt"/>
    </style:style>
    <style:style style:name="P4" style:parent-style-name="Textbody" style:family="paragraph">
      <style:paragraph-properties fo:margin-bottom="0.1041in" style:line-height-at-least="0.1875in"/>
    </style:style>
    <style:style style:name="T5" style:parent-style-name="DefaultParagraphFont" style:family="text">
      <style:text-properties fo:color="#444444"/>
    </style:style>
    <style:style style:name="T6" style:parent-style-name="DefaultParagraphFont" style:family="text">
      <style:text-properties fo:color="#444444"/>
    </style:style>
    <style:style style:name="T7" style:parent-style-name="DefaultParagraphFont" style:family="text">
      <style:text-properties style:font-name="Verdana, Geneva, sans-serif" fo:color="#444444" fo:font-size="9.5pt" style:font-size-asian="9.5pt"/>
    </style:style>
    <style:style style:name="T8" style:parent-style-name="DefaultParagraphFont" style:family="text">
      <style:text-properties style:font-name="Verdana, Geneva, sans-serif" fo:color="#444444" fo:font-size="9.5pt" style:font-size-asian="9.5pt"/>
    </style:style>
    <style:style style:name="T9" style:parent-style-name="DefaultParagraphFont" style:family="text">
      <style:text-properties style:font-name="Verdana, Geneva, sans-serif" fo:color="#444444" fo:font-size="9.5pt" style:font-size-asian="9.5pt"/>
    </style:style>
    <style:style style:name="T10" style:parent-style-name="DefaultParagraphFont" style:family="text">
      <style:text-properties style:font-name="Verdana, Geneva, sans-serif" fo:color="#444444" fo:font-size="9.5pt" style:font-size-asian="9.5pt"/>
    </style:style>
    <style:style style:name="T11" style:parent-style-name="DefaultParagraphFont" style:family="text">
      <style:text-properties style:font-name="Verdana, Geneva, sans-serif" fo:color="#444444" fo:font-size="9.5pt" style:font-size-asian="9.5pt"/>
    </style:style>
    <style:style style:name="T12" style:parent-style-name="DefaultParagraphFont" style:family="text">
      <style:text-properties style:font-name="Verdana, Geneva, sans-serif" fo:color="#444444" fo:font-size="9.5pt" style:font-size-asian="9.5pt"/>
    </style:style>
    <style:style style:name="T13" style:parent-style-name="DefaultParagraphFont" style:family="text">
      <style:text-properties style:font-name="Verdana, Geneva, sans-serif" fo:color="#444444" fo:font-size="9.5pt" style:font-size-asian="9.5pt"/>
    </style:style>
    <style:style style:name="T14" style:parent-style-name="DefaultParagraphFont" style:family="text">
      <style:text-properties style:font-name="Verdana, Geneva, sans-serif" fo:color="#444444" fo:font-size="9.5pt" style:font-size-asian="9.5pt"/>
    </style:style>
    <style:style style:name="T15" style:parent-style-name="DefaultParagraphFont" style:family="text">
      <style:text-properties style:font-name="Verdana, Geneva, sans-serif" fo:color="#444444" fo:font-size="9.5pt" style:font-size-asian="9.5pt"/>
    </style:style>
    <style:style style:name="T16" style:parent-style-name="DefaultParagraphFont" style:family="text">
      <style:text-properties style:font-name="Verdana, Geneva, sans-serif" fo:color="#444444" fo:font-size="9.5pt" style:font-size-asian="9.5pt"/>
    </style:style>
    <style:style style:name="T17" style:parent-style-name="DefaultParagraphFont" style:family="text">
      <style:text-properties style:font-name="Verdana, Geneva, sans-serif" fo:color="#444444" fo:font-size="9.5pt" style:font-size-asian="9.5pt"/>
    </style:style>
    <style:style style:name="P18" style:parent-style-name="Textbody" style:family="paragraph">
      <style:paragraph-properties fo:margin-bottom="0.1041in" style:line-height-at-least="0.1875in"/>
      <style:text-properties style:font-name="Verdana, Geneva, sans-serif" fo:color="#444444" fo:font-size="9.5pt" style:font-size-asian="9.5pt"/>
    </style:style>
    <style:style style:name="P19" style:parent-style-name="Textbody" style:family="paragraph">
      <style:paragraph-properties fo:margin-bottom="0.1041in" style:line-height-at-least="0.1875in"/>
      <style:text-properties style:font-name="Verdana, Geneva, sans-serif" fo:color="#444444" fo:font-size="9.5pt" style:font-size-asian="9.5pt"/>
    </style:style>
    <style:style style:name="P20" style:parent-style-name="Textbody" style:family="paragraph">
      <style:paragraph-properties fo:margin-bottom="0.1041in" style:line-height-at-least="0.1875in"/>
      <style:text-properties style:font-name="Verdana, Geneva, sans-serif" fo:color="#444444" fo:font-size="9.5pt" style:font-size-asian="9.5pt"/>
    </style:style>
  </office:automatic-styles>
  <office:body>
    <office:text text:use-soft-page-breaks="true">
      <text:p text:style-name="P1">Cover Letter</text:p>
      <text:p text:style-name="Standard">Name: Rohit Goyal</text:p>
      <text:p text:style-name="Standard">Address: Schach Str. 8, 64293 Darmstadt</text:p>
      <text:p text:style-name="Standard">Phone No: 01734416836</text:p>
      <text:p text:style-name="Standard">Email:<text:s/><text:a xlink:href="mailto:rhtgyl.87@gmail.com" office:target-frame-name="_top" xlink:show="replace">rhtgyl.87@gmail.com</text:a></text:p>
      <text:p text:style-name="Standard"/>
      <text:p text:style-name="P2">I saw your<text:s/>advertisement for the position of a Database Administrator.<text:s/></text:p>
      <text:p text:style-name="P3">I am adept at implementing and maintaining complex and big<text:s/>FB infrastructure containing different DB environments. I know regular task like, table space management, user management, performnce monitoring, cloning and how to building and managing DB images on several servers at the same time. Particularly, I am very effective in:</text:p>
      <text:p text:style-name="P4"><text:span text:style-name="T5">✔</text:span><text:span text:style-name="T6"><text:s/></text:span><text:span text:style-name="T7">Identifying user requirements to build and administer complex databases</text:span><text:span text:style-name="T8"><text:line-break/></text:span><text:span text:style-name="T9">✔</text:span><text:span text:style-name="T10"><text:s/>Ensuring that database is working efficiently and without bugs</text:span><text:span text:style-name="T11"><text:line-break/></text:span><text:span text:style-name="T12">✔</text:span><text:span text:style-name="T13"><text:s/>Altering and updating the database structure when needed</text:span><text:span text:style-name="T14"><text:line-break/></text:span><text:span text:style-name="T15">✔</text:span><text:span text:style-name="T16"><text:s/>Maintaining, backing-up and restoring da</text:span><text:span text:style-name="T17">ta to prevent data loss</text:span></text:p>
      <text:p text:style-name="P18">Furthermore, I possess a strong ability to work in a diverse technical environment. Moreover, I am a certified Oracle 11g professional,<text:s/>ITIL service design strategy expert. I have a proven record of working with other departments and identifying customers’ individual needs and to build DB structure that conform to those needs.</text:p>
      <text:p text:style-name="P19">I am very excited and would like to speak with you personally about your expectation and about my qualifications.</text:p>
      <text:p text:style-name="P20">Thank you very much for considering my application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Verdana, Geneva, sans-serif" svg:font-family="Verdana, Geneva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hit Goyal</meta:initial-creator>
    <dc:creator>Rohit Goyal</dc:creator>
    <meta:creation-date>2015-05-19T14:04:00Z</meta:creation-date>
    <dc:date>2015-05-19T14:05:00Z</dc:date>
    <meta:template xlink:href="Normal" xlink:type="simple"/>
    <meta:editing-cycles>4</meta:editing-cycles>
    <meta:editing-duration>PT0S</meta:editing-duration>
    <meta:document-statistic meta:page-count="1" meta:paragraph-count="2" meta:word-count="181" meta:character-count="1326" meta:row-count="9" meta:non-whitespace-character-count="1147"/>
  </office:meta>
</office:document-meta>
</file>